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2"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3" style:family="paragraph" style:parent-style-name="Standard">
      <style:paragraph-properties fo:text-align="start" style:justify-single-word="false"/>
      <style:text-properties style:text-underline-style="none" fo:font-weight="normal" style:font-weight-asian="normal" style:font-weight-complex="normal"/>
    </style:style>
    <style:style style:name="P4" style:family="paragraph" style:parent-style-name="Standard">
      <style:paragraph-properties fo:text-align="start" style:justify-single-word="false"/>
      <style:text-properties style:text-underline-style="none" fo:font-weight="normal" style:font-weight-asian="normal" style:font-weight-complex="normal"/>
    </style:style>
    <style:style style:name="P5" style:family="paragraph" style:parent-style-name="Standard" style:list-style-name="L1">
      <style:paragraph-properties fo:text-align="start" style:justify-single-word="false"/>
      <style:text-properties style:text-underline-style="none" fo:font-weight="normal" style:font-weight-asian="normal" style:font-weight-complex="normal"/>
    </style:style>
    <style:style style:name="P6" style:family="paragraph" style:parent-style-name="Standard" style:list-style-name="L2">
      <style:paragraph-properties fo:text-align="start" style:justify-single-word="false"/>
      <style:text-properties style:text-underline-style="none" fo:font-weight="normal" style:font-weight-asian="normal" style:font-weight-complex="normal"/>
    </style:style>
    <style:style style:name="P7" style:family="paragraph" style:parent-style-name="Standard" style:list-style-name="L3">
      <style:paragraph-properties fo:text-align="start" style:justify-single-word="false"/>
      <style:text-properties style:text-underline-style="none" fo:font-weight="normal" style:font-weight-asian="normal" style:font-weight-complex="normal"/>
    </style:style>
    <style:style style:name="P8" style:family="paragraph" style:parent-style-name="Standard" style:list-style-name="L4">
      <style:paragraph-properties fo:text-align="start" style:justify-single-word="false"/>
      <style:text-properties style:text-underline-style="none" fo:font-weight="normal" style:font-weight-asian="normal" style:font-weight-complex="normal"/>
    </style:style>
    <style:style style:name="P9" style:family="paragraph" style:parent-style-name="Standard" style:list-style-name="L5">
      <style:paragraph-properties fo:text-align="start" style:justify-single-word="false"/>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 préliminaire du projet « Alpha »</text:p>
      <text:p text:style-name="P1"/>
      <text:p text:style-name="P3"/>
      <text:p text:style-name="P2">1. Le projet</text:p>
      <text:p text:style-name="P3"/>
      <text:list xml:id="list6041350418471986736" text:style-name="L1">
        <text:list-item>
          <text:list>
            <text:list-item>
              <text:p text:style-name="P5"><text:span text:style-name="T1">Résumé</text:span></text:p>
            </text:list-item>
          </text:list>
        </text:list-item>
      </text:list>
      <text:p text:style-name="P3"><text:span text:style-name="T1"/></text:p>
      <text:p text:style-name="P3">Le jeu est basé sur une simulation d'animaux, proche du réalisme, centrée sur la vie de loups en meute. Afin d'atteindre au maximum de réalisme, une simulation d'environnement naturel sera développée en parallèle. Une grande partie du développement sera consacré aux intelligences artificielles, et plus précisément aux agents, pour que leurs comportements soit le même que ceux des animaux. Ceci permettra aussi aux joueurs d'apprendre comment fonctionne l'environnement des loups. Les animaux seront dotés de sens (vue, ouïe, odorat) ainsi que d'une mémoire afin qu'ils ne soient ni omniscient ni complètement perdus.</text:p>
      <text:p text:style-name="P3"><text:span text:style-name="T1"/></text:p>
      <text:list xml:id="list43233136" text:continue-numbering="true" text:style-name="L1">
        <text:list-item>
          <text:list>
            <text:list-item>
              <text:p text:style-name="P5"><text:span text:style-name="T1">Le groupe</text:span></text:p>
            </text:list-item>
          </text:list>
        </text:list-item>
      </text:list>
      <text:p text:style-name="P3"/>
      <text:p text:style-name="P3">- HOUG Mickaël ( chef de projet )</text:p>
      <text:p text:style-name="P3">- BARTHEZ Vincent</text:p>
      <text:p text:style-name="P3">- LUCAS Ludovic</text:p>
      <text:p text:style-name="P3">- TRAN Quang Dung</text:p>
      <text:p text:style-name="P3"/>
      <text:p text:style-name="P3"><text:tab/><text:span text:style-name="T1">1.2 Les Unités d'enseignements</text:span></text:p>
      <text:p text:style-name="P3"/>
      <text:p text:style-name="P3">- GMIN324, Serious game</text:p>
      <text:p text:style-name="P3">- GMIN315, Son et musique</text:p>
      <text:p text:style-name="P3">- GMIN334, Sociétés virtuelles</text:p>
      <text:p text:style-name="P3"/>
      <text:p text:style-name="P3"><text:tab/><text:span text:style-name="T1">1.3 Outils de développement</text:span></text:p>
      <text:p text:style-name="P3"/>
      <text:p text:style-name="P3">- Unity</text:p>
      <text:p text:style-name="P3"/>
      <text:p text:style-name="P2">2. Le contenu sérieux</text:p>
      <text:p text:style-name="P3"/>
      <text:p text:style-name="P2"><text:span text:style-name="T2"><text:tab/></text:span>2.1 Public cible</text:p>
      <text:p text:style-name="P3"/>
      <text:p text:style-name="P3">Notre jeu cible principalement un public intéressé par le mode de vie et l'aspect social des meutes de loups et bien entendu un public sensibles aux jeux vidéos.</text:p>
      <text:p text:style-name="P3">Le jeu n'étant pas encore complètement réalisé, il est difficile d'avoir une idée claire de la difficulté de celui-ci. Ceci dit, un public âgé de plus de 12 ans devrait pouvoir utiliser notre jeu.</text:p>
      <text:p text:style-name="P3"/>
      <text:p text:style-name="P2"><text:span text:style-name="T2"><text:tab/></text:span>2.2 Objectif sérieux</text:p>
      <text:p text:style-name="P2"/>
      <text:p text:style-name="P3">L'objectif sérieux du projet est d'informer le joueur sur le mode de vie des loups et de leurs meutes. </text:p>
      <text:p text:style-name="P3"/>
      <text:p text:style-name="P3">Nous sommes en train d'effectuer beaucoup de recherches afin de plus en apprendre sur le fonctionnement des loups et de créer un jeu réaliste et pédagogique.</text:p>
      <text:p text:style-name="P3"/>
      <text:list xml:id="list4389441312480723276" text:style-name="L2">
        <text:list-item>
          <text:list>
            <text:list-item>
              <text:p text:style-name="P6">Activités</text:p>
            </text:list-item>
          </text:list>
        </text:list-item>
      </text:list>
      <text:p text:style-name="P3"/>
      <text:p text:style-name="P3">Le joueur devra, à travers le loup Alpha, diriger sa meute en donnant des ordres en fonction des situations rencontrées et maintenir une cohésion de groupe dans la meute en s'occupant de l'aspect <text:soft-page-break/>social de sa meute (réprimander les autres loups, éviter de rester en situations de conflits...).</text:p>
      <text:p text:style-name="P3"/>
      <text:p text:style-name="P2">3. Le Gameplay</text:p>
      <text:p text:style-name="P3"/>
      <text:p text:style-name="P3">Le joueur sera mis dans la peau d'un loup alpha ( chef de meute ) et devra prendre les bonnes décisions tout au long du jeu afin de faire survivre sa troupe le plus longtemps possible. Par exemple, lorsque la meute commencera à être affamé il faudra absolument donner l'ordre de partir à la chasse afin d'éviter une famine générale. Un autre exemple, il vous faudra éviter que certains loups veuillent vous détrôner en impressionnant les rebelles de la meute afin de démontrer votre autorité.</text:p>
      <text:p text:style-name="P3">Certains événements aléatoires seront aussi rajoutés au jeu afin forcer le joueur a prendre la bonne décision au bon moment. L'apparition d'une bête sauvage, un incendie ou encore l'apparition d'une autre troupe de loup sont des exemples d’événements.</text:p>
      <text:p text:style-name="P3"/>
      <text:p text:style-name="P3">La surprise des événements aléatoires, la liberté d'action et le fait de devoir apprendre et découvrir tout l'univers du jeu pour mieux survivre sont des éléments ludiques qui peuvent intéresser bon nombre de joueurs.</text:p>
      <text:p text:style-name="P3"/>
      <text:list xml:id="list657477624299303274" text:style-name="L3">
        <text:list-item>
          <text:list>
            <text:list-item>
              <text:p text:style-name="P7">Objectif ludique</text:p>
            </text:list-item>
          </text:list>
        </text:list-item>
      </text:list>
      <text:p text:style-name="P3"/>
      <text:p text:style-name="P3">Le joueur devra allier stratégie et apprentissage pour s'adapter à son environnement dans le but de développer <text:s/>sa meute, tout en s'assurant que le personnage, le loup Alpha, survive et reste Alpha. </text:p>
      <text:p text:style-name="P3"/>
      <text:list xml:id="list1983541223378471377" text:style-name="L4">
        <text:list-item>
          <text:list>
            <text:list-item>
              <text:p text:style-name="P8">Comment le gameplay permet d'atteindre l'objectif sérieux ?</text:p>
            </text:list-item>
          </text:list>
        </text:list-item>
      </text:list>
      <text:p text:style-name="P3"/>
      <text:p text:style-name="P3">Le joueur étant dans l'obligation d'apprendre ce qui l'entoure pour survivre, il devra porter son attention sur le coté sérieux. Le principe de l'apprentissage par l'erreur force le joueur à recommencer les choses s'il ne suit pas les indications fournies par le jeu.</text:p>
      <text:p text:style-name="P3"/>
      <text:list xml:id="list4077713881305579249" text:style-name="L5">
        <text:list-item>
          <text:p text:style-name="P9">Structure du jeu</text:p>
        </text:list-item>
      </text:list>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lucas </meta:initial-creator>
    <meta:creation-date>2014-10-08T16:48:30.460066323</meta:creation-date>
    <dc:date>2014-10-22T23:08:35.20</dc:date>
    <meta:editing-duration>PT2H54M59S</meta:editing-duration>
    <meta:editing-cycles>22</meta:editing-cycles>
    <meta:generator>OpenOffice/4.0.1$Win32 OpenOffice.org_project/401m5$Build-9714</meta:generator>
    <dc:creator>Vincent Barthez</dc:creator>
    <meta:document-statistic meta:table-count="0" meta:image-count="0" meta:object-count="0" meta:page-count="2" meta:paragraph-count="33" meta:word-count="568" meta:character-count="3449"/>
  </office:meta>
</office:document-meta>
</file>